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width="0.3cm" draw:marker-start-width="1.1cm" draw:marker-end-width="1.1cm" draw:fill="hatch" draw:fill-hatch-name="_32_o_20_cm" draw:fill-hatch-solid="true" draw:textarea-horizontal-align="justify" draw:textarea-vertical-align="middle" draw:auto-grow-height="false" fo:min-height="1.25cm" fo:min-width="1.2cm" fo:padding-top="0.275cm" fo:padding-bottom="0.275cm" fo:padding-left="0.4cm" fo:padding-right="0.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55cm" fo:min-width="0.4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0.43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2.2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3.1cm"/>
    </style:style>
    <style:style style:name="gr7" style:family="graphic" style:parent-style-name="standard">
      <style:graphic-properties draw:stroke="dash" draw:stroke-dash="Ultrafine_20_Dashed" svg:stroke-width="0.2cm" svg:stroke-color="#6600ff" draw:marker-start-width="0.8cm" draw:marker-end-width="0.8cm" draw:fill-color="#ffffff" draw:textarea-horizontal-align="justify" draw:textarea-vertical-align="middle" draw:auto-grow-height="false" fo:min-height="0.35cm" fo:min-width="0.2cm" fo:padding-top="0.225cm" fo:padding-bottom="0.225cm" fo:padding-left="0.35cm" fo:padding-right="0.35cm"/>
    </style:style>
    <style:style style:name="gr8" style:family="graphic" style:parent-style-name="standard">
      <style:graphic-properties svg:stroke-width="0.1cm" draw:marker-start-width="0.5cm" draw:marker-end-width="0.5cm" draw:fill-color="#ffffff" draw:textarea-horizontal-align="justify" draw:textarea-vertical-align="middle" draw:auto-grow-height="false" fo:min-height="0.45cm" fo:min-width="0.33cm" fo:padding-top="0.175cm" fo:padding-bottom="0.175cm" fo:padding-left="0.3cm" fo:padding-right="0.3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2.288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3.188cm"/>
    </style:style>
    <style:style style:name="gr11" style:family="graphic" style:parent-style-name="objectwithoutfill">
      <style:graphic-properties draw:stroke="dash" draw:stroke-dash="Line_20_Style_20_9"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svg:stroke-width="0.2cm" draw:marker-start-width="0.8cm" draw:marker-end-width="0.8cm" draw:fill="hatch" draw:fill-hatch-name="_32_o_20_cm" draw:fill-hatch-solid="true" draw:textarea-horizontal-align="justify" draw:textarea-vertical-align="middle" draw:auto-grow-height="false" fo:min-height="1.35cm" fo:min-width="1.3cm" fo:padding-top="0.225cm" fo:padding-bottom="0.225cm" fo:padding-left="0.35cm" fo:padding-right="0.35cm"/>
    </style:style>
    <style:style style:name="gr14" style:family="graphic" style:parent-style-name="standard">
      <style:graphic-properties svg:stroke-width="0.2cm" draw:marker-start-width="0.8cm" draw:marker-end-width="0.8cm" draw:fill-color="#ffff00" draw:textarea-horizontal-align="justify" draw:textarea-vertical-align="middle" draw:auto-grow-height="false" fo:min-height="1.35cm" fo:min-width="1.3cm" fo:padding-top="0.225cm" fo:padding-bottom="0.225cm" fo:padding-left="0.35cm" fo:padding-right="0.35cm"/>
    </style:style>
    <style:style style:name="gr15" style:family="graphic" style:parent-style-name="standard">
      <style:graphic-properties svg:stroke-width="0.2cm" draw:marker-start-width="0.5cm" draw:marker-end-width="0.5cm" draw:fill="hatch" draw:fill-hatch-name="_32_o_20_cm" draw:fill-hatch-solid="true" draw:textarea-horizontal-align="justify" draw:textarea-vertical-align="middle" draw:auto-grow-height="false" fo:min-height="1.35cm" fo:min-width="1.3cm" fo:padding-top="0.225cm" fo:padding-bottom="0.225cm" fo:padding-left="0.35cm" fo:padding-right="0.35cm"/>
    </style:style>
    <style:style style:name="gr16" style:family="graphic" style:parent-style-name="standard">
      <style:graphic-properties svg:stroke-width="0.2cm" draw:marker-start-width="0.35cm" draw:marker-end-width="0.35cm" draw:fill="hatch" draw:fill-hatch-name="_32_o_20_cm" draw:fill-hatch-solid="true" draw:textarea-horizontal-align="justify" draw:textarea-vertical-align="middle" draw:auto-grow-height="false" fo:min-height="1.35cm" fo:min-width="1.3cm" fo:padding-top="0.225cm" fo:padding-bottom="0.225cm" fo:padding-left="0.35cm" fo:padding-right="0.35cm"/>
    </style:style>
    <style:style style:name="gr17" style:family="graphic" style:parent-style-name="standard">
      <style:graphic-properties draw:fill="hatch" draw:fill-color="#729fcf" draw:fill-hatch-name="_32_o_20_cm" draw:textarea-horizontal-align="justify" draw:textarea-vertical-align="middle" draw:auto-grow-height="false" fo:min-height="0.55cm" fo:min-width="0.43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hatch" draw:fill-hatch-name="_32_o_20_cm" draw:fill-hatch-solid="tru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hatch" draw:fill-color="#729fcf" draw:fill-hatch-name="_32_o_20_cm"/>
      <style:paragraph-properties fo:text-align="center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cm" svg:height="1.8cm" svg:x="20.082cm" svg:y="7.1cm">
          <text:p text:style-name="P1">1 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.8cm" svg:x="9.982cm" svg:y="3.1cm">
          <text:p text:style-name="P1">1 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.8cm" svg:x="8.001cm" svg:y="3.1cm">
          <text:p text:style-name="P1">1 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.8cm" svg:x="16.882cm" svg:y="3.1cm">
          <text:p text:style-name="P1">1 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.8cm" svg:x="14.901cm" svg:y="3.1cm">
          <text:p text:style-name="P1">1 Er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4.8cm" svg:y1="11.4cm" svg:x2="5.8cm" svg:y2="8.824cm">
          <text:p/>
        </draw:line>
        <draw:line draw:style-name="gr2" draw:text-style-name="P3" draw:layer="layout" svg:x1="11.4cm" svg:y1="11.6cm" svg:x2="12.6cm" svg:y2="8.9cm">
          <text:p/>
        </draw:line>
        <draw:line draw:style-name="gr2" draw:text-style-name="P3" draw:layer="layout" svg:x1="17.9cm" svg:y1="11.2cm" svg:x2="19.2cm" svg:y2="8.9cm">
          <text:p/>
        </draw:line>
        <draw:line draw:style-name="gr2" draw:text-style-name="P3" draw:layer="layout" svg:x1="7.9cm" svg:y1="7cm" svg:x2="8.9cm" svg:y2="4.825cm">
          <text:p/>
        </draw:line>
        <draw:line draw:style-name="gr2" draw:text-style-name="P3" draw:layer="layout" svg:x1="14.6cm" svg:y1="7.1cm" svg:x2="16cm" svg:y2="4.9cm">
          <text:p/>
        </draw:line>
        <draw:line draw:style-name="gr2" draw:text-style-name="P3" draw:layer="layout" svg:x1="8.8cm" svg:y1="11.2cm" svg:x2="7.8cm" svg:y2="8.824cm">
          <text:p/>
        </draw:line>
        <draw:line draw:style-name="gr2" draw:text-style-name="P3" draw:layer="layout" svg:x1="15.8cm" svg:y1="11.188cm" svg:x2="14.6cm" svg:y2="8.9cm">
          <text:p/>
        </draw:line>
        <draw:line draw:style-name="gr2" draw:text-style-name="P3" draw:layer="layout" svg:x1="22.6cm" svg:y1="11.2cm" svg:x2="21.2cm" svg:y2="8.9cm">
          <text:p/>
        </draw:line>
        <draw:line draw:style-name="gr2" draw:text-style-name="P3" draw:layer="layout" svg:x1="12.4cm" svg:y1="7.1cm" svg:x2="11cm" svg:y2="4.9cm">
          <text:p/>
        </draw:line>
        <draw:line draw:style-name="gr2" draw:text-style-name="P3" draw:layer="layout" svg:x1="19.101cm" svg:y1="7cm" svg:x2="17.8cm" svg:y2="4.9cm">
          <text:p/>
        </draw:line>
        <draw:line draw:style-name="gr2" draw:text-style-name="P3" draw:layer="layout" svg:x1="5.8cm" svg:y1="7.4cm" svg:x2="4.701cm" svg:y2="4.825cm">
          <text:p/>
        </draw:line>
        <draw:custom-shape draw:style-name="gr3" draw:text-style-name="P4" draw:layer="layout" svg:width="0.9cm" svg:height="0.8cm" svg:x="16.3cm" svg:y="1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3cm" svg:height="0.8cm" svg:x="3.77cm" svg:y="1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7cm" svg:height="0.8cm" svg:x="5.4cm" svg:y="14.8cm">
          <text:p text:style-name="P1">CoinJoin bo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6cm" svg:height="0.8cm" svg:x="17.4cm" svg:y="14.8cm">
          <text:p text:style-name="P1">External box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9cm" svg:height="0.8cm" svg:x="16.312cm" svg:y="16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93cm" svg:height="0.8cm" svg:x="3.782cm" svg:y="1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788cm" svg:height="0.8cm" svg:x="5.012cm" svg:y="16.2cm">
          <text:p text:style-name="P1">Spent box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688cm" svg:height="0.8cm" svg:x="17.412cm" svg:y="16.2cm">
          <text:p text:style-name="P1">Unspent box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6cm" svg:y1="12.1cm" svg:x2="7.7cm" svg:y2="12.1cm">
          <text:p/>
        </draw:line>
        <draw:line draw:style-name="gr11" draw:text-style-name="P3" draw:layer="layout" svg:x1="12.6cm" svg:y1="12.1cm" svg:x2="14.87cm" svg:y2="12.1cm">
          <text:p/>
        </draw:line>
        <draw:line draw:style-name="gr11" draw:text-style-name="P3" draw:layer="layout" svg:x1="19.1cm" svg:y1="12.1cm" svg:x2="21.37cm" svg:y2="12.1cm">
          <text:p/>
        </draw:line>
        <draw:line draw:style-name="gr11" draw:text-style-name="P3" draw:layer="layout" svg:x1="9cm" svg:y1="8.1cm" svg:x2="11.27cm" svg:y2="8.1cm">
          <text:p/>
        </draw:line>
        <draw:line draw:style-name="gr11" draw:text-style-name="P3" draw:layer="layout" svg:x1="15.7cm" svg:y1="8.1cm" svg:x2="17.97cm" svg:y2="8.1cm">
          <text:p/>
        </draw:line>
        <draw:frame draw:style-name="gr12" draw:text-style-name="P6" draw:layer="layout" svg:width="0.502cm" svg:height="1.187cm" svg:x="3.8cm" svg:y="17.9cm">
          <draw:text-box>
            <text:p/>
          </draw:text-box>
        </draw:frame>
        <draw:custom-shape draw:style-name="gr13" draw:text-style-name="P2" draw:layer="layout" svg:width="2cm" svg:height="1.8cm" svg:x="14.87cm" svg:y="11.188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.8cm" svg:x="6.768cm" svg:y="7.124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.8cm" svg:x="13.481cm" svg:y="7.1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cm" svg:height="1.8cm" svg:x="3.9cm" svg:y="11.2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cm" svg:height="1.8cm" svg:x="4.768cm" svg:y="7.124cm">
          <text:p text:style-name="P1">1 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cm" svg:height="1.8cm" svg:x="11.5cm" svg:y="7.1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cm" svg:height="1.8cm" svg:x="18.101cm" svg:y="7.1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cm" svg:height="1.8cm" svg:x="7.7cm" svg:y="11.2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.8cm" svg:x="16.901cm" svg:y="11.2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cm" svg:height="1.8cm" svg:x="10.6cm" svg:y="11.2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cm" svg:height="1.8cm" svg:x="21.5cm" svg:y="11.2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0.93cm" svg:height="0.8cm" svg:x="3.77cm" svg:y="17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7cm" svg:height="0.8cm" svg:x="7.3cm" svg:y="17.6cm">
          <text:p text:style-name="P1"><text:s text:c="5"/>Indistinguishable box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6cm" svg:height="0.8cm" svg:x="19.2cm" svg:y="17.6cm">
          <text:p text:style-name="P1">Offchain interaction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0.93cm" svg:height="0.8cm" svg:x="4.67cm" svg:y="17.6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6.2cm" svg:y1="18cm" svg:x2="17.9cm" svg:y2="18cm">
          <text:p/>
        </draw:line>
        <draw:custom-shape draw:style-name="gr14" draw:text-style-name="P4" draw:layer="layout" svg:width="2cm" svg:height="1.8cm" svg:x="3.8cm" svg:y="3.1cm">
          <text:p text:style-name="P1">1 Er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_32_o_20_cm" draw:display-name="2o cm" draw:style="single" draw:color="#000000" draw:distance="0.2cm" draw:rotation="450"/>
    <draw:marker draw:name="Arrow" svg:viewBox="0 0 20 30" svg:d="M10 0l-10 30h20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19:28:19.543055430</meta:creation-date>
    <meta:editing-duration>P0D</meta:editing-duration>
    <meta:editing-cycles>1</meta:editing-cycles>
    <meta:generator>LibreOffice/5.1.6.2$Linux_X86_64 LibreOffice_project/10m0$Build-2</meta:generator>
    <meta:document-statistic meta:object-count="70"/>
  </office:meta>
</office:document-meta>
</file>